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font-name="Times New Roman" officeooo:rsid="00206516" officeooo:paragraph-rsid="00206516"/>
    </style:style>
    <style:style style:name="P3" style:family="paragraph" style:parent-style-name="Standard">
      <style:text-properties style:font-name="Times New Roman" fo:font-weight="bold" officeooo:rsid="001e14a6" officeooo:paragraph-rsid="00240acc" style:font-weight-asian="bold" style:font-weight-complex="bold"/>
    </style:style>
    <style:style style:name="P4" style:family="paragraph" style:parent-style-name="Standard">
      <style:text-properties style:font-name="Times New Roman" fo:font-weight="bold" officeooo:rsid="007cf309" officeooo:paragraph-rsid="007cf309" style:font-weight-asian="bold" style:font-weight-complex="bold"/>
    </style:style>
    <style:style style:name="P5" style:family="paragraph" style:parent-style-name="Table_20_Contents">
      <style:text-properties style:font-name="Times New Roman" fo:font-weight="bold" officeooo:rsid="006f35b3" officeooo:paragraph-rsid="006f35b3" style:font-weight-asian="bold" style:font-weight-complex="bold"/>
    </style:style>
    <style:style style:name="P6" style:family="paragraph" style:parent-style-name="Standard">
      <style:text-properties style:font-name="Times New Roman" fo:font-weight="bold" officeooo:rsid="00206516" officeooo:paragraph-rsid="00803dab" style:font-weight-asian="bold" style:font-weight-complex="bold"/>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Table_20_Contents">
      <style:text-properties style:font-name="Times New Roman" officeooo:rsid="00240acc" officeooo:paragraph-rsid="00240acc"/>
    </style:style>
    <style:style style:name="P9" style:family="paragraph" style:parent-style-name="Table_20_Contents">
      <style:text-properties style:font-name="Times New Roman" officeooo:rsid="006f35b3" officeooo:paragraph-rsid="006f35b3"/>
    </style:style>
    <style:style style:name="P10" style:family="paragraph" style:parent-style-name="Table_20_Contents">
      <style:text-properties style:font-name="Times New Roman" officeooo:rsid="007b3e59" officeooo:paragraph-rsid="007b3e59"/>
    </style:style>
    <style:style style:name="P11"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2"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3"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4" style:family="paragraph" style:parent-style-name="Standard">
      <style:text-properties style:text-underline-style="none" fo:font-weight="normal" officeooo:rsid="007cf309" officeooo:paragraph-rsid="007cf309" style:font-weight-asian="normal" style:font-weight-complex="normal"/>
    </style:style>
    <style:style style:name="P15" style:family="paragraph" style:parent-style-name="Standard">
      <style:text-properties style:text-underline-style="none" fo:font-weight="normal" officeooo:rsid="007cf309" officeooo:paragraph-rsid="00819e18" style:font-weight-asian="normal" style:font-weight-complex="normal"/>
    </style:style>
    <style:style style:name="P16" style:family="paragraph" style:parent-style-name="Standard">
      <style:text-properties style:text-underline-style="none" fo:font-weight="normal" officeooo:rsid="008e8285" officeooo:paragraph-rsid="00819e18" style:font-weight-asian="normal" style:font-weight-complex="normal"/>
    </style:style>
    <style:style style:name="P17" style:family="paragraph" style:parent-style-name="Standard">
      <style:text-properties style:text-underline-style="none" fo:font-weight="normal" officeooo:rsid="00820e8d" officeooo:paragraph-rsid="00819e18" style:font-weight-asian="normal" style:font-weight-complex="normal"/>
    </style:style>
    <style:style style:name="P18" style:family="paragraph" style:parent-style-name="Standard">
      <style:text-properties style:text-underline-style="none" fo:font-weight="normal" officeooo:rsid="008d6bbc" officeooo:paragraph-rsid="00819e18" style:font-weight-asian="normal" style:font-weight-complex="normal"/>
    </style:style>
    <style:style style:name="P19" style:family="paragraph" style:parent-style-name="Standard">
      <style:text-properties style:text-underline-style="solid" style:text-underline-width="auto" style:text-underline-color="font-color" fo:font-weight="bold" officeooo:rsid="007cf309" officeooo:paragraph-rsid="00819e18" style:font-weight-asian="bold" style:font-weight-complex="bold"/>
    </style:style>
    <style:style style:name="P20" style:family="paragraph" style:parent-style-name="Standard">
      <style:text-properties style:text-underline-style="solid" style:text-underline-width="auto" style:text-underline-color="font-color" fo:font-weight="bold" officeooo:rsid="008e8285" officeooo:paragraph-rsid="00819e18" style:font-weight-asian="bold" style:font-weight-complex="bold"/>
    </style:style>
    <style:style style:name="P21" style:family="paragraph" style:parent-style-name="Standard">
      <style:text-properties officeooo:paragraph-rsid="00819e18"/>
    </style:style>
    <style:style style:name="P22" style:family="paragraph" style:parent-style-name="Standard">
      <style:text-properties fo:font-style="italic" style:text-underline-style="none" fo:font-weight="normal" officeooo:rsid="007cf309" officeooo:paragraph-rsid="00819e18" style:font-style-asian="italic" style:font-weight-asian="normal" style:font-style-complex="italic" style:font-weight-complex="normal"/>
    </style:style>
    <style:style style:name="P23" style:family="paragraph" style:parent-style-name="Text_20_body">
      <style:text-properties fo:font-style="italic" officeooo:paragraph-rsid="00819e18" style:font-style-asian="italic" style:font-style-complex="italic"/>
    </style:style>
    <style:style style:name="P24" style:family="paragraph" style:parent-style-name="Text_20_body">
      <style:paragraph-properties fo:margin-top="0in" fo:margin-bottom="0in" style:contextual-spacing="false"/>
    </style:style>
    <style:style style:name="P25" style:family="paragraph" style:parent-style-name="Text_20_body">
      <style:text-properties officeooo:paragraph-rsid="0084c9ea"/>
    </style:style>
    <style:style style:name="P26" style:family="paragraph" style:parent-style-name="Standard">
      <style:text-properties style:font-name="Times New Roman"/>
    </style:style>
    <style:style style:name="P27" style:family="paragraph" style:parent-style-name="Standard" style:list-style-name="L1">
      <style:text-properties style:text-underline-style="none" fo:font-weight="normal" officeooo:rsid="007cf309" officeooo:paragraph-rsid="00819e18" style:font-weight-asian="normal" style:font-weight-complex="normal"/>
    </style:style>
    <style:style style:name="P28" style:family="paragraph" style:parent-style-name="Standard" style:list-style-name="L2">
      <style:text-properties style:text-underline-style="none" fo:font-weight="normal" officeooo:rsid="0083fd6e" officeooo:paragraph-rsid="00819e18" style:font-weight-asian="normal" style:font-weight-complex="normal"/>
    </style:style>
    <style:style style:name="P29" style:family="paragraph" style:parent-style-name="Standard" style:list-style-name="L2">
      <style:text-properties style:text-underline-style="none" fo:font-weight="normal" officeooo:rsid="00885a89" officeooo:paragraph-rsid="00819e18" style:font-weight-asian="normal" style:font-weight-complex="normal"/>
    </style:style>
    <style:style style:name="P30" style:family="paragraph" style:parent-style-name="Standard" style:list-style-name="L5">
      <style:text-properties style:text-underline-style="none" fo:font-weight="normal" officeooo:rsid="008d4cdd" officeooo:paragraph-rsid="00819e18" style:font-weight-asian="normal" style:font-weight-complex="normal"/>
    </style:style>
    <style:style style:name="P31" style:family="paragraph" style:parent-style-name="Standard">
      <style:text-properties style:text-underline-style="solid" style:text-underline-width="auto" style:text-underline-color="font-color" fo:font-weight="bold" officeooo:rsid="007cf309" officeooo:paragraph-rsid="00819e18" style:font-weight-asian="bold" style:font-weight-complex="bold"/>
    </style:style>
    <style:style style:name="P32" style:family="paragraph" style:parent-style-name="Text_20_body" style:list-style-name="L3">
      <style:paragraph-properties fo:margin-top="0in" fo:margin-bottom="0in" style:contextual-spacing="false"/>
      <style:text-properties officeooo:paragraph-rsid="0083086d"/>
    </style:style>
    <style:style style:name="P33" style:family="paragraph" style:parent-style-name="Text_20_body" style:list-style-name="L3">
      <style:paragraph-properties fo:margin-top="0in" fo:margin-bottom="0in" style:contextual-spacing="false"/>
    </style:style>
    <style:style style:name="P34" style:family="paragraph" style:parent-style-name="Text_20_body" style:list-style-name="L3">
      <style:paragraph-properties fo:margin-top="0in" fo:margin-bottom="0in" style:contextual-spacing="false"/>
      <style:text-properties officeooo:paragraph-rsid="0084c9ea"/>
    </style:style>
    <style:style style:name="P35" style:family="paragraph" style:parent-style-name="Text_20_body" style:list-style-name="L3">
      <style:paragraph-properties fo:margin-top="0in" fo:margin-bottom="0in" style:contextual-spacing="false"/>
      <style:text-properties officeooo:rsid="0083086d" officeooo:paragraph-rsid="0083086d"/>
    </style:style>
    <style:style style:name="P36" style:family="paragraph" style:parent-style-name="Text_20_body" style:list-style-name="L4">
      <style:paragraph-properties fo:margin-top="0in" fo:margin-bottom="0in" style:contextual-spacing="false"/>
      <style:text-properties officeooo:rsid="0083086d" officeooo:paragraph-rsid="0084c9ea"/>
    </style:style>
    <style:style style:name="P37" style:family="paragraph" style:parent-style-name="Text_20_body" style:list-style-name="L4">
      <style:paragraph-properties fo:margin-top="0in" fo:margin-bottom="0in" style:contextual-spacing="false"/>
      <style:text-properties officeooo:paragraph-rsid="0084c9ea"/>
    </style:style>
    <style:style style:name="T1" style:family="text">
      <style:text-properties fo:font-weight="bold" style:font-weight-asian="bold" style:font-weight-complex="bold"/>
    </style:style>
    <style:style style:name="T2" style:family="text">
      <style:text-properties fo:font-weight="bold" officeooo:rsid="00146369" style:font-weight-asian="bold" style:font-weight-complex="bold"/>
    </style:style>
    <style:style style:name="T3" style:family="text">
      <style:text-properties fo:font-weight="bold" officeooo:rsid="007c68e3" style:font-weight-asian="bold" style:font-weight-complex="bold"/>
    </style:style>
    <style:style style:name="T4" style:family="text">
      <style:text-properties officeooo:rsid="00700794"/>
    </style:style>
    <style:style style:name="T5" style:family="text">
      <style:text-properties officeooo:rsid="0079bd7d"/>
    </style:style>
    <style:style style:name="T6" style:family="text">
      <style:text-properties fo:font-weight="normal" style:font-weight-asian="normal" style:font-weight-complex="normal"/>
    </style:style>
    <style:style style:name="T7" style:family="text">
      <style:text-properties fo:font-weight="normal" officeooo:rsid="00207eef" style:font-weight-asian="normal" style:font-weight-complex="normal"/>
    </style:style>
    <style:style style:name="T8" style:family="text">
      <style:text-properties fo:font-weight="normal" officeooo:rsid="00146369" style:font-weight-asian="normal" style:font-weight-complex="normal"/>
    </style:style>
    <style:style style:name="T9" style:family="text">
      <style:text-properties fo:font-weight="normal" officeooo:rsid="002455a7" style:font-weight-asian="normal" style:font-weight-complex="normal"/>
    </style:style>
    <style:style style:name="T10" style:family="text">
      <style:text-properties fo:font-weight="normal" officeooo:rsid="007c68e3" style:font-weight-asian="normal" style:font-weight-complex="normal"/>
    </style:style>
    <style:style style:name="T11" style:family="text">
      <style:text-properties fo:font-weight="normal" officeooo:rsid="007ebe03" style:font-weight-asian="normal" style:font-weight-complex="normal"/>
    </style:style>
    <style:style style:name="T12" style:family="text">
      <style:text-properties fo:font-weight="normal" officeooo:rsid="0083086d" style:font-weight-asian="normal" style:font-weight-complex="normal"/>
    </style:style>
    <style:style style:name="T13" style:family="text">
      <style:text-properties fo:font-weight="normal" officeooo:rsid="0084c9ea" style:font-weight-asian="normal" style:font-weight-complex="normal"/>
    </style:style>
    <style:style style:name="T14" style:family="text">
      <style:text-properties fo:font-weight="normal" officeooo:rsid="0089d98d" style:font-weight-asian="normal" style:font-weight-complex="normal"/>
    </style:style>
    <style:style style:name="T15" style:family="text">
      <style:text-properties officeooo:rsid="007c68e3"/>
    </style:style>
    <style:style style:name="T16" style:family="text">
      <style:text-properties officeooo:rsid="007cf309"/>
    </style:style>
    <style:style style:name="T17" style:family="text">
      <style:text-properties officeooo:rsid="00849138"/>
    </style:style>
    <style:style style:name="T18" style:family="text">
      <style:text-properties officeooo:rsid="00803dab"/>
    </style:style>
    <style:style style:name="T19" style:family="text">
      <style:text-properties officeooo:rsid="00821b0d"/>
    </style:style>
    <style:style style:name="T20" style:family="text">
      <style:text-properties officeooo:rsid="00847234"/>
    </style:style>
    <style:style style:name="T21" style:family="text">
      <style:text-properties officeooo:rsid="00879a2c"/>
    </style:style>
    <style:style style:name="T22" style:family="text">
      <style:text-properties officeooo:rsid="0083507b"/>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style:text-underline-style="solid" style:text-underline-width="auto" style:text-underline-color="font-color" fo:font-weight="bold" officeooo:rsid="007cf309" style:font-weight-asian="bold" style:font-weight-complex="bold"/>
    </style:style>
    <style:style style:name="T25" style:family="text">
      <style:text-properties style:text-underline-style="solid" style:text-underline-width="auto" style:text-underline-color="font-color" fo:font-weight="bold" officeooo:rsid="00821b0d" style:font-weight-asian="bold" style:font-weight-complex="bold"/>
    </style:style>
    <style:style style:name="T26" style:family="text">
      <style:text-properties style:text-underline-style="solid" style:text-underline-width="auto" style:text-underline-color="font-color" fo:font-weight="bold" officeooo:rsid="00879ff6" style:font-weight-asian="bold" style:font-weight-complex="bold"/>
    </style:style>
    <style:style style:name="T27" style:family="text">
      <style:text-properties style:text-underline-style="solid" style:text-underline-width="auto" style:text-underline-color="font-color" fo:font-weight="bold" officeooo:rsid="008d4cdd" style:font-weight-asian="bold" style:font-weight-complex="bold"/>
    </style:style>
    <style:style style:name="T28" style:family="text">
      <style:text-properties style:text-underline-style="none" fo:font-weight="normal" officeooo:rsid="00885a89" style:font-weight-asian="normal" style:font-weight-complex="normal"/>
    </style:style>
    <style:style style:name="T29" style:family="text">
      <style:text-properties officeooo:rsid="00885a89"/>
    </style:style>
    <style:style style:name="T30" style:family="text">
      <style:text-properties officeooo:rsid="0085c4da"/>
    </style:style>
    <style:style style:name="T31" style:family="text">
      <style:text-properties officeooo:rsid="00819e18"/>
    </style:style>
    <style:style style:name="T32" style:family="text">
      <style:text-properties officeooo:rsid="00829c22"/>
    </style:style>
    <style:style style:name="T33" style:family="text">
      <style:text-properties officeooo:rsid="0083086d"/>
    </style:style>
    <style:style style:name="T34" style:family="text">
      <style:text-properties officeooo:rsid="008342b6"/>
    </style:style>
    <style:style style:name="T35" style:family="text">
      <style:text-properties officeooo:rsid="0084c9ea"/>
    </style:style>
    <style:style style:name="T36" style:family="text">
      <style:text-properties officeooo:rsid="0086f3fe"/>
    </style:style>
    <style:style style:name="T37" style:family="text">
      <style:text-properties officeooo:rsid="0087f19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Exam 1</text:p>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6">Terminología Especializada en <text:span text:style-name="T17">Documentos de </text:span>Tecnología e Ingeniería</text:p>
          </table:table-cell>
        </table:table-row>
        <table:table-row>
          <table:table-cell table:style-name="Table1.A1" office:value-type="string">
            <text:p text:style-name="P8">Course ID:</text:p>
          </table:table-cell>
          <table:table-cell table:style-name="Table1.A1" office:value-type="string">
            <text:p text:style-name="P3">IT062<text:span text:style-name="T18">7</text:span><text:span text:style-name="T5"> </text:span><text:span text:style-name="T15">(Marron, 25-2)</text:span></text:p>
          </table:table-cell>
        </table:table-row>
        <table:table-row>
          <table:table-cell table:style-name="Table1.A1" office:value-type="string">
            <text:p text:style-name="P9">Cohort <text:span text:style-name="T4">ID</text:span>:</text:p>
          </table:table-cell>
          <table:table-cell table:style-name="Table1.A1" office:value-type="string">
            <text:p text:style-name="P5">6A<text:span text:style-name="T18">2</text:span></text:p>
          </table:table-cell>
        </table:table-row>
        <table:table-row>
          <table:table-cell table:style-name="Table1.A1" office:value-type="string">
            <text:p text:style-name="P10"><text:span text:style-name="T16">Exam </text:span>Date:</text:p>
          </table:table-cell>
          <table:table-cell table:style-name="Table1.A1" office:value-type="string">
            <text:p text:style-name="P4">1<text:span text:style-name="T18">3</text:span> Feb 2025</text:p>
          </table:table-cell>
        </table:table-row>
      </table:table>
      <text:p text:style-name="P2"/>
      <text:p text:style-name="P7"><text:span text:style-name="T2">General </text:span><text:span text:style-name="T1">Instructions: </text:span><text:span text:style-name="T10">Print</text:span><text:span text:style-name="T3"> </text:span><text:span text:style-name="T7">your name in the upper right-hand corner </text:span><text:span text:style-name="T14">of this paper</text:span><text:span text:style-name="T7">. </text:span><text:span text:style-name="T8">Read each item carefully. Be sure that you understand exactly what is being asked of you. </text:span><text:span text:style-name="T9">Begin your answers on the backside of this paper </text:span><text:span text:style-name="T11">and a</text:span><text:span text:style-name="T9">dd extra sheets of paper as needed. Be sure to write your name on any extra sheets of paper. </text:span><text:span text:style-name="T11">S</text:span><text:span text:style-name="T9">taple all exam papers together when you are finished.</text:span></text:p>
      <text:p text:style-name="P12"/>
      <text:p text:style-name="P7"><text:span text:style-name="T8">Do not look at other student’s exams. If you have a question or a request during the exam, raise your hand and the instructor will call on you.. Do not leave your desk without permission. If you finish early, raise your hand and the instructor will call on </text:span><text:span text:style-name="T6">you.</text:span></text:p>
      <text:p text:style-name="P13"/>
      <text:p text:style-name="P26">This is a closed book exam.</text:p>
      <text:p text:style-name="P14"/>
      <text:p text:style-name="P19">Task 1</text:p>
      <text:p text:style-name="P17"><text:span text:style-name="T36">W</text:span>rite a condensed summary from your paper on the history of a <text:span text:style-name="T19">scientific </text:span>discipline in Mexico. Your condensed summary should <text:span text:style-name="T36">briefly </text:span>recount the history of the <text:span text:style-name="T19">scientific discipline</text:span> <text:span text:style-name="T21">you selected, </text:span>but <text:span text:style-name="T20">it must </text:span>focus on the present state of the discipline <text:span text:style-name="T20">in Mexico</text:span>. <text:span text:style-name="T36">W</text:span>rite this condensed summary in English.</text:p>
      <text:p text:style-name="P17"/>
      <text:p text:style-name="P19">Task <text:span text:style-name="T19">2</text:span></text:p>
      <text:p text:style-name="P15"><text:span text:style-name="T22">Describe the </text:span>mental process that engineers and scientists use to solve a problem. More specifically, </text:p>
      <text:list xml:id="list282666423" text:style-name="L1">
        <text:list-item>
          <text:p text:style-name="P27"><text:span text:style-name="T37">W</text:span>hat is a first step that engineers and scientists are likely to take?</text:p>
        </text:list-item>
        <text:list-item>
          <text:p text:style-name="P27">What are the accepted foundations for conceptualizing a problem? </text:p>
        </text:list-item>
        <text:list-item>
          <text:p text:style-name="P27">What ASSUMPTIONS are made, consciously or not, when engineers and scientists begin modeling a problem?</text:p>
        </text:list-item>
        <text:list-item>
          <text:p text:style-name="P27">Wh<text:span text:style-name="T37">y</text:span> are models useful for reaching a solution to a problem?</text:p>
        </text:list-item>
      </text:list>
      <text:p text:style-name="P15"/>
      <text:p text:style-name="P21"><text:span text:style-name="T24">Task </text:span><text:span text:style-name="T25">2</text:span></text:p>
      <text:p text:style-name="P21"><text:span text:style-name="T28">Jargon is defined as the set of </text:span>special words or expressions that are used by a particular profession or group and are difficult for others to understand. <text:span text:style-name="T29">Answer the following related to jargon:</text:span></text:p>
      <text:list xml:id="list3447108018" text:style-name="L2">
        <text:list-item>
          <text:p text:style-name="P28">Why does jargon evolve in virtually any human endeavor? </text:p>
        </text:list-item>
        <text:list-item>
          <text:p text:style-name="P29">Is <text:span text:style-name="T30">scientific </text:span>language considered jargon? Explain.</text:p>
        </text:list-item>
        <text:list-item>
          <text:p text:style-name="P28">Compare and contrast “ good” <text:s/>and “ bad” <text:s/>jargon.</text:p>
        </text:list-item>
      </text:list>
      <text:p text:style-name="P15"/>
      <text:p text:style-name="P15"><text:span text:style-name="T23">Task </text:span><text:span text:style-name="T26">3</text:span></text:p>
      <text:p text:style-name="P25"><text:span text:style-name="T31">The human circulatory system </text:span><text:span text:style-name="T35">can be thought of as</text:span><text:span text:style-name="T31"> a simple system. Read the </text:span><text:span text:style-name="T35">following </text:span><text:span text:style-name="T31">description </text:span><text:span text:style-name="T35">of this simple system </text:span><text:span text:style-name="T31">and answer the questions below.</text:span></text:p>
      <text:p text:style-name="P23">The human circulatory system, <text:span text:style-name="T32">in i</text:span><text:span text:style-name="T33">ts most basic simplified </text:span><text:span text:style-name="T32">form, consists of the </text:span>heart, blood vessels, and <text:span text:style-name="T32">the </text:span>blood. <text:span text:style-name="T32">The circulatory system is used to transport gases (oxygen and carbon dioxide), matter (nutrients and wastes), and heat (energy). </text:span>The walls of the blood vessels and heart separate the internal circulatory system from the external environment.</text:p>
      <text:list xml:id="list1615951723" text:style-name="L3">
        <text:list-item>
          <text:p text:style-name="P32"><text:soft-page-break/><text:span text:style-name="Strong_20_Emphasis"><text:span text:style-name="T12">Determine whether each of the following is an input or an output to the system.</text:span></text:span></text:p>
          <text:list>
            <text:list-item>
              <text:p text:style-name="P35">Carbon Dioxide</text:p>
            </text:list-item>
            <text:list-item>
              <text:p text:style-name="P35">Water</text:p>
            </text:list-item>
            <text:list-item>
              <text:p text:style-name="P35">Waste</text:p>
            </text:list-item>
            <text:list-item>
              <text:p text:style-name="P35">Heat</text:p>
            </text:list-item>
            <text:list-item>
              <text:p text:style-name="P32">Oxygen</text:p>
            </text:list-item>
            <text:list-item>
              <text:p text:style-name="P33">Nutrients </text:p>
            </text:list-item>
          </text:list>
        </text:list-item>
      </text:list>
      <text:p text:style-name="P24"/>
      <text:list xml:id="list181928171309711" text:continue-numbering="true" text:style-name="L3">
        <text:list-item>
          <text:p text:style-name="P32"><text:span text:style-name="Strong_20_Emphasis"><text:span text:style-name="T12">Determine whether each of the following is an intensive or extensive property of the system.</text:span></text:span></text:p>
        </text:list-item>
      </text:list>
      <text:list xml:id="list1059384211" text:style-name="L4">
        <text:list-item>
          <text:list>
            <text:list-item>
              <text:p text:style-name="P37">Blood pressure</text:p>
            </text:list-item>
            <text:list-item>
              <text:p text:style-name="P37">Total number of red blood cells</text:p>
            </text:list-item>
            <text:list-item>
              <text:p text:style-name="P37">Oxygen concentration in the blood</text:p>
            </text:list-item>
            <text:list-item>
              <text:p text:style-name="P37">Blood temperature</text:p>
            </text:list-item>
            <text:list-item>
              <text:p text:style-name="P36">Carbon dioxide concentration in the blood</text:p>
            </text:list-item>
            <text:list-item>
              <text:p text:style-name="P37">Total blood volume</text:p>
            </text:list-item>
            <text:list-item>
              <text:p text:style-name="P37"><text:span text:style-name="Strong_20_Emphasis"><text:span text:style-name="T12">Total amount of oxygen transported</text:span></text:span></text:p>
              <text:p text:style-name="P37"><text:span text:style-name="Strong_20_Emphasis"><text:span text:style-name="T12"/></text:span></text:p>
            </text:list-item>
          </text:list>
        </text:list-item>
      </text:list>
      <text:list xml:id="list181926956801224" text:continue-list="list181928171309711" text:style-name="L3">
        <text:list-item>
          <text:p text:style-name="P34"><text:span text:style-name="Strong_20_Emphasis"><text:span text:style-name="T13">Is this an open, closed, or isolated system?</text:span></text:span></text:p>
        </text:list-item>
      </text:list>
      <text:p text:style-name="P19"/>
      <text:p text:style-name="P15"><text:span text:style-name="T23">Task </text:span><text:span text:style-name="T27">4</text:span></text:p>
      <text:p text:style-name="P18">Give a definition of the following terms in both English and Spanish:</text:p>
      <text:list xml:id="list1434163256" text:style-name="L5">
        <text:list-item>
          <text:p text:style-name="P30">mass</text:p>
        </text:list-item>
        <text:list-item>
          <text:p text:style-name="P30">charge</text:p>
        </text:list-item>
        <text:list-item>
          <text:p text:style-name="P30">linear momentum</text:p>
        </text:list-item>
        <text:list-item>
          <text:p text:style-name="P30">angular momentum</text:p>
        </text:list-item>
        <text:list-item>
          <text:p text:style-name="P30">energy</text:p>
        </text:list-item>
      </text:list>
      <text:p text:style-name="P15"/>
      <text:p text:style-name="P20">Task 5</text:p>
      <text:p text:style-name="P16"><text:span text:style-name="T34">Tr</text:span>anslate the <text:span text:style-name="T34">following </text:span>abstract from Spanish <text:span text:style-name="T34">to English.</text:span></text:p>
      <text:p text:style-name="P16"/>
      <text:p text:style-name="P22">En este trabajo se interpretan los daños y colapsos de edificaciones observados en el terremoto del 19 de septiembre 2017 en la Ciudad de México, los que ocurrieron en su mayoría en edificaciones a base</text:p>
      <text:p text:style-name="P22">de marcos que experimentaron el terremoto de 1985. Se encontró que las demandas espectrales para</text:p>
      <text:p text:style-name="P22">registros obtenidos en 1985 y 2017 son comparables, lo que sugiere explicar por qué llegaron a</text:p>
      <text:p text:style-name="P22">colapsos o daños severos en 2017 y no en 1985. Se emplea un índice de daño por sismo, Id, propuesto</text:p>
      <text:p text:style-name="P22">anteriormente por el autor, el cual toma en cuenta el daño por sismo acumulado. Se calculan valores</text:p>
      <text:p text:style-name="P22">de Id para edificaciones considerando registros de 1985 y registros de 2017, así como para el efecto</text:p>
      <text:p text:style-name="P22">combinado de estos registros. Los resultados indican que los colapsos y daños observados en marcos</text:p>
      <text:p text:style-name="P22">en 2017, se explican considerando el efecto de daño por sismo acumulado. Se muestra además la</text:p>
      <text:p text:style-name="P22">conveniencia del empleo de edificaciones con muros estructurales para reducir el potencial de daños</text:p>
      <text:p text:style-name="P22">o colapsos ante terremotos fuertes. Se dan recomendaciones de cambios en normativas de</text:p>
      <text:p text:style-name="P22">construcción en la Ciudad de México y en el país.</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2-03T18:19:26.533751440</dc:date>
    <meta:editing-duration>PT10H55M14S</meta:editing-duration>
    <meta:editing-cycles>81</meta:editing-cycles>
    <meta:generator>LibreOffice/7.3.7.2$Linux_X86_64 LibreOffice_project/30$Build-2</meta:generator>
    <meta:document-statistic meta:table-count="1" meta:image-count="1" meta:object-count="0" meta:page-count="2" meta:paragraph-count="65" meta:word-count="726" meta:character-count="4184" meta:non-whitespace-character-count="3545"/>
  </office:meta>
</office:document-meta>
</file>